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146in" style:rel-column-width="297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V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fo:color="#999999"/>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color="#999999" fo:font-size="8pt" style:font-size-asian="8pt" style:font-size-complex="8pt"/>
    </style:style>
    <style:style style:name="T4" style:family="text">
      <style:text-properties fo:font-style="normal" style:font-style-asian="normal" style:font-style-complex="normal"/>
    </style:style>
    <style:style style:name="T5" style:family="text">
      <style:text-properties style:font-name="Times New Roman"/>
    </style:style>
    <style:style style:name="T6" style:family="text">
      <style:text-properties style:font-name="Times New Roman" fo:font-size="8pt" style:font-size-asian="8pt" style:font-size-complex="8pt"/>
    </style:style>
    <style:style style:name="T7"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in conjunction with an Arduino, Infrared receiver, motor-controller, and Infrared Remote to build a remote controlled robot. At the end of this chapter, you should understand the concepts behind infrared data transmission, serial data transfer, Arduino data String objects, and case statements.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text:s text:c="2"/>You will need very few things to test the code in this chapter – an infrared detector from Radio Shack, <text:s/>an infrared emitter, your Arduino, and a computer. The infrared emitter from Radio Shack is easy to directly connect to the Arduino and only costs about $4.00. For testing purposes, you can use nearly any infrared remote from any TV, VCR, DVD, or other appliance. If you must purchase one, nearly any electronics store has a cheap IR remote for under $10. Alternatively, I will also show you how to use a recycled IR toy helicopter remote that has 3 joystick channels and 2 buttons – these are easily obtainable and provide more real-time control of your robot. </text:p>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4">insert image – infrared_leds.jpg</text:p>
      <text:p text:style-name="Text_20_body"/>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oft-page-break/><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4">insert image – sparkfun_ir_receiver.jp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and both can be directly connected to the Arduino. The receiver contains 3 pins: +5v, GND, and Input. Simply connect these pins to your Arduino, and you can read the input of the IR module from any Arduino I/O pin.</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meant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4">read</text:span> each pulses that is transmitted using the pulseIn() command on the Arduino as shown: <text:s/></text:p>
      <text:p text:style-name="Text_20_body"><text:s text:c="2"/><text:span text:style-name="Teletype"><text:span text:style-name="T2">pulse_val = pulseIn(4, HIGH, 10000);</text:span></text:span></text:p>
      <text:p text:style-name="Text_20_body"/>
      <text:p text:style-name="Text_20_body"><text:s text:c="2"/>The pulseIn(pin, state, timeout) command takes 3 arguments and will watch a given pin (the first argument - D4 in the example above) as an input. When the pin changes state from 0v to +5v, this pulseIn() command will start recording the time duration in microseconds of how long that pin stays <text:s/>HIGH, which is the second argument that determines what state of the pulse to measure (LOW or 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text:soft-page-break/>(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text:p>
      <text:p text:style-name="Text_20_body"/>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text:tab/><text:span text:style-name="Teletype"><text:span text:style-name="T2">String test_string = “Hello”</text:span></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3”. <text:s/>Where the digits 3 + 8 <text:soft-page-break/>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 (not listed in any particular order):</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like so:</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7"/></text:span></text:p>
      <text:p text:style-name="Text_20_body"><text:soft-page-break/><text:span text:style-name="Teletype"><text:span text:style-name="T7"><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7"><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like so:</text:p>
      <text:p text:style-name="Text_20_body"/>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text:p>
      <text:p text:style-name="Text_20_body"><text:s text:c="2"/>In our code, it will look slightly different because we will programatically be adding the new values 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text:p>
      <text:p text:style-name="Text_20_body"><text:span text:style-name="Teletype"><text:span text:style-name="T2"/></text:span></text:p>
      <text:p text:style-name="Text_20_body"><text:span text:style-name="Teletype"><text:span text:style-name="T3">// Basic Infrared receiver test - Upload code to Arduino</text:span></text:span></text:p>
      <text:p text:style-name="Text_20_body"><text:span text:style-name="Teletype"><text:span text:style-name="T3">// Connect IR detector/receiver module Radio Shack (#276-640) to pin D12 (also power/gnd pins)</text:span></text:span></text:p>
      <text:p text:style-name="Text_20_body"><text:span text:style-name="Teletype"><text:span text:style-name="T3">// Open Serial Monitor on Arduino IDE, set speed to 9600 baud</text:span></text:span></text:p>
      <text:p text:style-name="Text_20_body"><text:span text:style-name="Teletype"><text:span text:style-name="T3">// Point Infrared remote (TV/VCR/DVD/IR Helicopter, etc..) and push a button</text:span></text:span></text:p>
      <text:p text:style-name="Text_20_body"><text:span text:style-name="Teletype"><text:span text:style-name="T3">//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12; </text:span></text:span><text:span text:style-name="Teletype"><text:span text:style-name="T3">// connect IR receiver to this pin- I used pin D12, but any pin will work.</text:span></text:span></text:p>
      <text:p text:style-name="Text_20_body"><text:span text:style-name="Teletype"><text:span text:style-name="T2">int pulse_val = 0; </text:span></text:span><text:span text:style-name="Teletype"><text:span text:style-name="T3">// create a variable to store the pulse values from the IR detector</text:span></text:span></text:p>
      <text:p text:style-name="Text_20_body"><text:span text:style-name="Teletype"><text:span text:style-name="T2">boolean reading = false; </text:span></text:span><text:span text:style-name="Teletype"><text:span text:style-name="T3">// a boolean variable to check if the IR sensor is still receiving a string</text:span></text:span></text:p>
      <text:p text:style-name="Text_20_body"><text:span text:style-name="Teletype"><text:span text:style-name="T2">String IRstring = ""; </text:span></text:span><text:span text:style-name="Teletype"><text:span text:style-name="T3">// initiate an empty String object to hold all of the booleanized pulse values</text:span></text:span></text:p>
      <text:p text:style-name="Text_20_body"><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3">// start serial monitor at 9600 bits per second</text:span></text:span></text:p>
      <text:p text:style-name="Text_20_body"><text:span text:style-name="Teletype"><text:span text:style-name="T2"><text:s text:c="2"/>pinMode(pulse_pin, INPUT); </text:span></text:span><text:span text:style-name="Teletype"><text:span text:style-name="T3">// input pulse signal from infrared remote</text:span></text:span></text:p>
      <text:p text:style-name="Text_20_body"><text:span text:style-name="Teletype"><text:span text:style-name="T2">}</text:span></text:span></text:p>
      <text:p text:style-name="Text_20_body"><text:soft-page-break/><text:span text:style-name="Teletype"><text:span text:style-name="T2">void loop() {</text:span></text:span></text:p>
      <text:p text:style-name="Text_20_body"><text:span text:style-name="Teletype"><text:span text:style-name="T2"><text:s text:c="3"/>pulse_val = pulseIn(pulse_pin, HIGH, 10000); </text:span></text:span><text:span text:style-name="Teletype"><text:span text:style-name="T3">// get a pulse reading from the IR sensor</text:span></text:span></text:p>
      <text:p text:style-name="Text_20_body"><text:span text:style-name="Teletype"><text:span text:style-name="T2"><text:s text:c="2"/></text:span></text:span><text:span text:style-name="Teletype"><text:span text:style-name="T3">//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3">// assert that we are reading a signal</text:span></text:span></text:p>
      <text:p text:style-name="Text_20_body"><text:span text:style-name="Teletype"><text:span text:style-name="T2"><text:s text:c="4"/>if (pulse_val &gt; 750){pulse_val = 1;} </text:span></text:span><text:span text:style-name="Teletype"><text:span text:style-name="T3">// booleanize to 1 if above 750uS (closer to 1100uS)</text:span></text:span></text:p>
      <text:p text:style-name="Text_20_body"><text:span text:style-name="Teletype"><text:span text:style-name="T2"><text:s text:c="4"/>else {pulse_val = 0;} </text:span></text:span><text:span text:style-name="Teletype"><text:span text:style-name="T3">// booleanize to 0 if below 750uS (closer to 500uS)</text:span></text:span></text:p>
      <text:p text:style-name="Text_20_body"><text:span text:style-name="Teletype"><text:span text:style-name="T2"><text:s text:c="4"/>IRstring = IRstring + pulse_val; </text:span></text:span><text:span text:style-name="Teletype"><text:span text:style-name="T3">//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3">//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3">// Print the full String</text:span></text:span></text:p>
      <text:p text:style-name="Text_20_body"><text:span text:style-name="Teletype"><text:span text:style-name="T2"><text:s text:c="6"/>IRstring = ""; <text:s/></text:span></text:span><text:span text:style-name="Teletype"><text:span text:style-name="T3">//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3">//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data on your Serial monitor similar to the image below:</text:p>
      <text:p text:style-name="P4">insert image – infrared_serial_monitor_test.png</text:p>
      <text:p text:style-name="Text_20_body"/>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record the button you pushed to get the code you recorded. </text:p>
      <text:p text:style-name="Text_20_body"><text:s text:c="2"/>You should end up with a set of strings corresponding to the functions you would like on your robot, below are four signals from my infrared remote, each with 20 boolean values in a row. S1-S4 on the left side of the chart show the 4 different signals used, while the top row of numbers show the index number of each bit in the string:</text:p>
      <text:p text:style-name="Text_20_body"/>
      <table:table table:name="Table1" table:style-name="Table1">
        <table:table-column table:style-name="Table1.A" table:number-columns-repeated="22"/>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
      <text:p text:style-name="Text_20_body"><text:span text:style-name="Teletype"><text:span text:style-name="T2">String IRstring = "00000010010000000000"; </text:span></text:span></text:p>
      <text:p text:style-name="Text_20_body"><text:span text:style-name="Teletype"><text:span text:style-name="T2"/></text:span></text:p>
      <text:p text:style-name="Text_20_body"><text:span text:style-name="Teletype"><text:span text:style-name="T2">if (IRstring.substring(8,11) == "000"){</text:span></text:span></text:p>
      <text:p text:style-name="Text_20_body"><text:span text:style-name="Teletype"><text:span text:style-name="T2"><text:s text:c="2"/>// Go Forward!</text:span></text:span></text:p>
      <text:p text:style-name="Text_20_body"><text:span text:style-name="Teletype"><text:span text:style-name="T2">}</text:span></text:span></text:p>
      <text:p text:style-name="Text_20_body"><text:span text:style-name="Teletype"><text:span text:style-name="T2">else if (IRstring.substring(8,11) == "010"){</text:span></text:span></text:p>
      <text:p text:style-name="Text_20_body"><text:span text:style-name="Teletype"><text:span text:style-name="T2"><text:s text:c="2"/>// Go Reverse!</text:span></text:span></text:p>
      <text:p text:style-name="Text_20_body"><text:span text:style-name="Teletype"><text:span text:style-name="T2">}</text:span></text:span></text:p>
      <text:p text:style-name="Text_20_body"><text:span text:style-name="Teletype"><text:span text:style-name="T2">else if (IRstring.substring(8,11) == "011"){</text:span></text:span></text:p>
      <text:p text:style-name="Text_20_body"><text:span text:style-name="Teletype"><text:span text:style-name="T2"><text:s text:c="2"/>// Go Left!</text:span></text:span></text:p>
      <text:p text:style-name="Text_20_body"><text:span text:style-name="Teletype"><text:span text:style-name="T2">}</text:span></text:span></text:p>
      <text:p text:style-name="Text_20_body"><text:span text:style-name="Teletype"><text:span text:style-name="T2">else if (IRstring.substring(8,11) == "100"){</text:span></text:span></text:p>
      <text:p text:style-name="Text_20_body"><text:span text:style-name="Teletype"><text:span text:style-name="T2"><text:s text:c="2"/>// Go Right!</text:span></text:span></text:p>
      <text:p text:style-name="Text_20_body"><text:span text:style-name="Teletype"><text:span text:style-name="T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date>2012-09-26T20:52:20</dc:date>
    <dc:creator>JD </dc:creator>
    <meta:editing-duration>PT18H41M54S</meta:editing-duration>
    <meta:editing-cycles>35</meta:editing-cycles>
    <meta:document-statistic meta:table-count="1" meta:image-count="0" meta:object-count="0" meta:page-count="7" meta:paragraph-count="221" meta:word-count="3516" meta:character-count="19785" meta:non-whitespace-character-count="16052"/>
  </office:meta>
</office:document-meta>
</file>